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5" style:family="paragraph" style:parent-style-name="Preformatted_20_Text">
      <style:text-properties fo:color="#ffffff" loext:opacity="100%" fo:font-weight="normal" officeooo:rsid="00c232e6" officeooo:paragraph-rsid="00c232e6" style:font-weight-asian="normal" style:font-weight-complex="normal"/>
    </style:style>
    <style:style style:name="P86" style:family="paragraph" style:parent-style-name="Preformatted_20_Text">
      <style:text-properties fo:color="#ffffff" loext:opacity="100%" officeooo:paragraph-rsid="0083c8fc"/>
    </style:style>
    <style:style style:name="P87" style:family="paragraph" style:parent-style-name="Preformatted_20_Text">
      <style:text-properties fo:color="#ffffff" loext:opacity="100%" officeooo:paragraph-rsid="0085a2fa"/>
    </style:style>
    <style:style style:name="P88" style:family="paragraph" style:parent-style-name="Preformatted_20_Text">
      <style:text-properties fo:color="#ffffff" loext:opacity="100%" officeooo:rsid="0083c8fc" officeooo:paragraph-rsid="00906b3f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2" style:family="paragraph" style:parent-style-name="Preformatted_20_Text">
      <style:text-properties fo:color="#ffffff" loext:opacity="100%" officeooo:rsid="00984e95" officeooo:paragraph-rsid="00984e95"/>
    </style:style>
    <style:style style:name="P93" style:family="paragraph" style:parent-style-name="Preformatted_20_Text">
      <style:text-properties fo:color="#ffffff" loext:opacity="100%" officeooo:rsid="009bd36e" officeooo:paragraph-rsid="009bd36e"/>
    </style:style>
    <style:style style:name="P94" style:family="paragraph" style:parent-style-name="Preformatted_20_Text">
      <style:text-properties fo:color="#ffffff" loext:opacity="100%" officeooo:rsid="009d9484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d9484"/>
    </style:style>
    <style:style style:name="P96" style:family="paragraph" style:parent-style-name="Preformatted_20_Text">
      <style:text-properties fo:color="#ffffff" loext:opacity="100%" officeooo:rsid="009d9484" officeooo:paragraph-rsid="00c0900e"/>
    </style:style>
    <style:style style:name="P97" style:family="paragraph" style:parent-style-name="Preformatted_20_Text">
      <style:text-properties fo:color="#ffffff" loext:opacity="100%" officeooo:rsid="009e3cea" officeooo:paragraph-rsid="00c0900e"/>
    </style:style>
    <style:style style:name="P98" style:family="paragraph" style:parent-style-name="Preformatted_20_Text">
      <style:text-properties fo:color="#ffffff" loext:opacity="100%" officeooo:rsid="00a1bd78" officeooo:paragraph-rsid="00a1bd78"/>
    </style:style>
    <style:style style:name="P99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1" style:family="paragraph" style:parent-style-name="Preformatted_20_Text">
      <style:text-properties fo:color="#ffffff" loext:opacity="100%" officeooo:rsid="00bd0e9d" officeooo:paragraph-rsid="00bd0e9d"/>
    </style:style>
    <style:style style:name="P112" style:family="paragraph" style:parent-style-name="Preformatted_20_Text">
      <style:text-properties fo:color="#ffffff" loext:opacity="100%" officeooo:rsid="009fcc34" officeooo:paragraph-rsid="009fcc34"/>
    </style:style>
    <style:style style:name="P113" style:family="paragraph" style:parent-style-name="Preformatted_20_Text">
      <style:text-properties fo:color="#ffffff" loext:opacity="100%" officeooo:rsid="009fcc34" officeooo:paragraph-rsid="00c0900e"/>
    </style:style>
    <style:style style:name="P11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11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11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11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11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23" style:family="paragraph" style:parent-style-name="Preformatted_20_Text">
      <style:text-properties fo:font-variant="normal" fo:text-transform="none" fo:color="#ffffff" loext:opacity="100%" style:font-name="Times New Roman" fo:font-size="14pt" fo:letter-spacing="normal" fo:font-style="normal" fo:font-weight="normal" officeooo:rsid="00bfc392" officeooo:paragraph-rsid="00bfc392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2">first make a list of all functions that a calculation goes through, and what result it should give:</text:p>
      <text:p text:style-name="P92"/>
      <text:p text:style-name="P93">operatorpress:</text:p>
      <text:p text:style-name="P93"/>
      <text:p text:style-name="P93"/>
      <text:p text:style-name="P93">runEquals:</text:p>
      <text:p text:style-name="P96"><text:span text:style-name="T46">makeStringArray</text:span><text:tab/></text:p>
      <text:p text:style-name="P96"><text:span text:style-name="T46"><text:tab/></text:span>evaluateStringSymbols</text:p>
      <text:p text:style-name="P96"><text:span text:style-name="T46"><text:tab/></text:span><text:tab/><text:tab/>makeInputArray</text:p>
      <text:p text:style-name="P97"><text:span text:style-name="T46"><text:tab/></text:span><text:tab/><text:tab/><text:tab/>numberOrOperator</text:p>
      <text:p text:style-name="P97">checkForErrors</text:p>
      <text:p text:style-name="P113"><text:tab/>doubleOperators</text:p>
      <text:p text:style-name="P113"/>
      <text:p text:style-name="P95"><text:span text:style-name="T46"><text:tab/></text:span>calculate</text:p>
      <text:p text:style-name="P112"><text:tab/><text:span text:style-name="T46"><text:tab/></text:span>calculateInOrder</text:p>
      <text:p text:style-name="P112"><text:tab/><text:tab/><text:span text:style-name="T46"><text:tab/></text:span>doCalculation</text:p>
      <text:p text:style-name="P93">displayAns</text:p>
      <text:p text:style-name="P93">clearEntry</text:p>
      <text:p text:style-name="P93"/>
      <text:p text:style-name="P94"/>
      <text:p text:style-name="P95">split the calculate function into: makeStringObject &amp; calculate</text:p>
      <text:p text:style-name="P95"/>
      <text:p text:style-name="P98">make <text:span text:style-name="T42">the functions </text:span>parameter-dependent in the following order:</text:p>
      <text:p text:style-name="P99">clearEntry</text:p>
      <text:p text:style-name="P100">displayAns</text:p>
      <text:p text:style-name="P101">doCalculation</text:p>
      <text:p text:style-name="P101">calculateInOrder</text:p>
      <text:p text:style-name="P101">doubleOperators</text:p>
      <text:p text:style-name="P102"><text:span text:style-name="T41">c</text:span>heckForErrors</text:p>
      <text:p text:style-name="P102">numberOrOperator</text:p>
      <text:p text:style-name="P103">makeInputArray</text:p>
      <text:p text:style-name="P81">evaluateStringSymbols</text:p>
      <text:p text:style-name="P81">calculate</text:p>
      <text:p text:style-name="P82">runEquals</text:p>
      <text:p text:style-name="P114"/>
      <text:p text:style-name="P116"/>
      <text:p text:style-name="P82"/>
      <text:p text:style-name="P60">to add an operator:</text:p>
      <text:p text:style-name="P104"><text:span text:style-name="T43">- </text:span>add the operator to the operatorObject + different ways that it can be written</text:p>
      <text:p text:style-name="P104"/>
      <text:p text:style-name="P105">find out why there is a loop somewhere in the calculate function, if there is an unknown symbol</text:p>
      <text:p text:style-name="P106">why is i not going up <text:span text:style-name="T44">i</text:span>n value</text:p>
      <text:p text:style-name="P91"/>
      <text:p text:style-name="P104"/>
      <text:p text:style-name="P107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90"><text:span text:style-name="T43">- </text:span>add the calculation in the doCalculation function</text:p>
      <text:p text:style-name="P83"><text:span text:style-name="T43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108">check the whole object for brackets. if the amount of opening and closing brackets are not equal, give an error</text:p>
      <text:p text:style-name="P69"/>
      <text:p text:style-name="P109">how to make the calculator not crash when an opening bracket has been found</text:p>
      <text:p text:style-name="P69"/>
      <text:p text:style-name="P108">when you find a <text:span text:style-name="T38">closer </text:span>bracket, save the index<text:span text:style-name="T44">, return the symbol</text:span></text:p>
      <text:p text:style-name="P70"/>
      <text:p text:style-name="P110">make an array of the openBracket indexes</text:p>
      <text:p text:style-name="P70"><text:soft-page-break/></text:p>
      <text:p text:style-name="P70"/>
      <text:p text:style-name="P122">let the calculate function run with return values</text:p>
      <text:p text:style-name="P122">if a closebracket has been found, get the index of the last open brackets</text:p>
      <text:p text:style-name="P84"/>
      <text:p text:style-name="P118">we need the length of the array between the open and close bracket.</text:p>
      <text:p text:style-name="P118">index closeBr - indexopenBr + 1</text:p>
      <text:p text:style-name="P118"/>
      <text:p text:style-name="P118">then we need to calculate with those values.</text:p>
      <text:p text:style-name="P118"/>
      <text:p text:style-name="P118">then we need to return those values, and splice them at the original location</text:p>
      <text:p text:style-name="P84"/>
      <text:p text:style-name="P84">get the array elements in between (not including) the brackets.</text:p>
      <text:p text:style-name="P84"/>
      <text:p text:style-name="P84">get the calculation value </text:p>
      <text:p text:style-name="P84"/>
      <text:p text:style-name="P123">4 + (3 + 2)</text:p>
      <text:p text:style-name="P84"/>
      <text:p text:style-name="P85">splice everything, </text:p>
      <text:p text:style-name="P70"/>
      <text:p text:style-name="P71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71"/>
      <text:p text:style-name="P71"><text:span text:style-name="T38">isolate the </text:span><text:span text:style-name="T44">array elements in between, and return the string that is in between those values</text:span></text:p>
      <text:p text:style-name="P71"/>
      <text:p text:style-name="P71"><text:span text:style-name="T38">run it through the calculate function, and </text:span><text:span text:style-name="T45">alert the value</text:span></text:p>
      <text:p text:style-name="P70"/>
      <text:p text:style-name="P70"/>
      <text:p text:style-name="P72">first make the function calculate re-usable for different arrays.</text:p>
      <text:p text:style-name="P73">add brackets to the symbolObject</text:p>
      <text:p text:style-name="P73">give them precedence 2</text:p>
      <text:p text:style-name="P73">if a ) bracket is found, console.log that bracket</text:p>
      <text:p text:style-name="P73">if a ) bracket is found, iterate backwards through the array, until you find the first ( bracket, then stop.</text:p>
      <text:p text:style-name="P73">console log that value and index.</text:p>
      <text:p text:style-name="P73"/>
      <text:p text:style-name="P73">okay, now we have the indexes of both brackets<text:span text:style-name="T39">. we should now isolate what is in between them</text:span></text:p>
      <text:p text:style-name="P73"/>
      <text:p text:style-name="P74">take that length of the array, and fill it up with value bracketResult (for now value B)</text:p>
      <text:p text:style-name="P74"/>
      <text:p text:style-name="P74">now take that array, and put it through the calculate() function, return the value</text:p>
      <text:p text:style-name="P70"/>
      <text:p text:style-name="P70"/>
      <text:p text:style-name="P88">ANS</text:p>
      <text:p text:style-name="P88">what is ans actually?</text:p>
      <text:p text:style-name="P88"/>
      <text:p text:style-name="P88">ans is <text:span text:style-name="T33">the </text:span>value that is the last result that was calculated.</text:p>
      <text:p text:style-name="P75">when you click it, its value is added to the calculation.</text:p>
      <text:p text:style-name="P75"/>
      <text:p text:style-name="P76">if the ans is clicked += the ans value to the displayTop</text:p>
      <text:p text:style-name="P76"/>
      <text:p text:style-name="P77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<text:soft-page-break/>make it able to handle errors</text:p>
      <text:p text:style-name="P86"/>
      <text:p text:style-name="P86">- make a function called errorCheckEquals, errorCheckOperator, errorCheckNumber which will contain all the checks for each.</text:p>
      <text:p text:style-name="P86"/>
      <text:p text:style-name="P86">- make functions that check for error-inducing behavior, add them to the controller functions to first check for errors</text:p>
      <text:p text:style-name="P86"><text:tab/></text:p>
      <text:p text:style-name="P86"><text:tab/>- operator:</text:p>
      <text:p text:style-name="P86"><text:tab/><text:tab/>* was the operator pressed without any previous content?</text:p>
      <text:p text:style-name="P86"><text:tab/><text:tab/><text:tab/>- is there a previous ans, fill in ANS, otherwise</text:p>
      <text:p text:style-name="P86"><text:tab/><text:tab/><text:tab/>- remove the operator</text:p>
      <text:p text:style-name="P86"><text:tab/><text:tab/>* are there 2 operators and a num1 and num2?</text:p>
      <text:p text:style-name="P86"><text:tab/><text:tab/><text:tab/>- calculate the previous result already</text:p>
      <text:p text:style-name="P86"><text:tab/><text:tab/>* is there only num1, change the operator value</text:p>
      <text:p text:style-name="P86"><text:tab/><text:tab/>* are num1, num2, and operator all not empty? run calcAnswer()</text:p>
      <text:p text:style-name="P86"><text:tab/>- equals:</text:p>
      <text:p text:style-name="P86"><text:tab/><text:tab/>* is there any content on the screen, if not, return 0</text:p>
      <text:p text:style-name="P86"><text:tab/><text:tab/>* is there only a number on the screen, then return the number</text:p>
      <text:p text:style-name="P86"><text:tab/>- number:</text:p>
      <text:p text:style-name="P86"><text:tab/><text:tab/>* is the total length of the calculation bigger than the screen <text:tab/><text:tab/><text:tab/>length, don't allow the new number</text:p>
      <text:p text:style-name="P86"/>
      <text:p text:style-name="P87"><text:span text:style-name="T36">make an object that saves every calculation and answer</text:span><text:span text:style-name="T34">, when the = button is pressed</text:span></text:p>
      <text:p text:style-name="P86"/>
      <text:p text:style-name="P86"/>
      <text:p text:style-name="P86"/>
      <text:p text:style-name="P86"/>
      <text:p text:style-name="P86">style the calculator exactly like an oldschool calculator, with some shine on the keys</text:p>
      <text:p text:style-name="P86">and a slight curve on the sides</text:p>
      <text:p text:style-name="P86"/>
      <text:p text:style-name="P86">-------</text:p>
      <text:p text:style-name="P86"/>
      <text:p text:style-name="P64">add the option for different ways to write variables (* and x)</text:p>
      <text:p text:style-name="P86"/>
      <text:p text:style-name="P65">make negative numbers possible</text:p>
      <text:p text:style-name="P86"/>
      <text:p text:style-name="P86">bonus:</text:p>
      <text:p text:style-name="P86">take away as many global variables as possible</text:p>
      <text:p text:style-name="P86">make everything const of possible</text:p>
      <text:p text:style-name="P86"/>
      <text:p text:style-name="P86">error fixing:</text:p>
      <text:p text:style-name="P86">make C not delete ANS entries again and again, on the currently displayed result.</text:p>
      <text:p text:style-name="P86">maybe if ANS[0] == displayBottom.textContent <text:s/>remove first element?</text:p>
      <text:p text:style-name="P86">make sure the that ANS only displays the current calculated value</text:p>
      <text:p text:style-name="P111">when there is a closingbracket first, of an openngbracket last</text:p>
      <text:p text:style-name="P86"/>
      <text:p text:style-name="P59">to add an operator:</text:p>
      <text:p text:style-name="P78">add the operator to the operatorObject + different ways that it can be written</text:p>
      <text:p text:style-name="P79">write a way to check for this operator in the check<text:span text:style-name="T40">Symbol</text:span>()</text:p>
      <text:p text:style-name="P80">make a way to write this in makeSymbolString</text:p>
      <text:p text:style-name="P89">add the calculation in the doCalculation function</text:p>
      <text:p text:style-name="P89"/>
      <text:p text:style-name="P89"/>
      <text:p text:style-name="P119">if you press a key, why does the textinput change</text:p>
      <text:p text:style-name="P119"/>
      <text:p text:style-name="P115">solve numbers. if it is a complex number, solve it to 2 numbers<text:span text:style-name="T47">, save that as an array</text:span></text:p>
      <text:p text:style-name="P115">then add a check <text:span text:style-name="T47">if the current number is an array.</text:span></text:p>
      <text:p text:style-name="P120">if the number is an array, </text:p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7:34:17.749745223</dc:date>
    <meta:editing-duration>P3DT20H36M50S</meta:editing-duration>
    <meta:editing-cycles>130</meta:editing-cycles>
    <meta:generator>LibreOffice/7.3.7.2$Linux_X86_64 LibreOffice_project/30$Build-2</meta:generator>
    <meta:document-statistic meta:table-count="0" meta:image-count="0" meta:object-count="0" meta:page-count="8" meta:paragraph-count="242" meta:word-count="2091" meta:character-count="11925" meta:non-whitespace-character-count="9972"/>
  </office:meta>
</office:document-meta>
</file>